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32A00002BE400001A5CCDB986C6.svm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ndale Sans UI" svg:font-family="'Andale Sans UI'" style:font-pitch="variable"/>
    <style:font-face style:name="Tahoma" svg:font-family="Tahoma" style:font-pitch="variable"/>
    <style:font-face style:name="Albany" svg:font-family="Albany" style:font-family-generic="swiss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 0in 0in 0in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number-columns-repeated="8" table:default-cell-style-name="Default"/>
        <table:table-row table:style-name="ro1" table:number-rows-repeated="3"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Hamburg</text:p>
          </table:table-cell>
          <table:table-cell office:value-type="string">
            <text:p>Hannover </text:p>
          </table:table-cell>
          <table:table-cell office:value-type="string">
            <text:p>Bremen</text:p>
          </table:table-cell>
          <table:table-cell office:value-type="string">
            <text:p>Uelzen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Jan</text:p>
          </table:table-cell>
          <table:table-cell office:value-type="float" office:value="33654.23">
            <text:p>33654.23</text:p>
          </table:table-cell>
          <table:table-cell office:value-type="float" office:value="12654.56">
            <text:p>12654.56</text:p>
          </table:table-cell>
          <table:table-cell office:value-type="float" office:value="10010.02">
            <text:p>10010.02</text:p>
          </table:table-cell>
          <table:table-cell office:value-type="float" office:value="7654.45">
            <text:p>7654.4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eb</text:p>
          </table:table-cell>
          <table:table-cell office:value-type="float" office:value="42456.43">
            <text:p>42456.43</text:p>
          </table:table-cell>
          <table:table-cell office:value-type="float" office:value="14564.01">
            <text:p>14564.01</text:p>
          </table:table-cell>
          <table:table-cell office:value-type="float" office:value="13765.76">
            <text:p>13765.76</text:p>
          </table:table-cell>
          <table:table-cell office:value-type="float" office:value="5674.34">
            <text:p>5674.34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Mrz</text:p>
          </table:table-cell>
          <table:table-cell office:value-type="float" office:value="51258.63">
            <text:p>51258.63</text:p>
          </table:table-cell>
          <table:table-cell office:value-type="float" office:value="16473.46">
            <text:p>16473.46</text:p>
          </table:table-cell>
          <table:table-cell office:value-type="float" office:value="17521.5">
            <text:p>17521.5</text:p>
          </table:table-cell>
          <table:table-cell office:value-type="float" office:value="3694.23">
            <text:p>3694.2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pr</text:p>
          </table:table-cell>
          <table:table-cell office:value-type="float" office:value="60060.83">
            <text:p>60060.83</text:p>
          </table:table-cell>
          <table:table-cell office:value-type="float" office:value="18382.91">
            <text:p>18382.91</text:p>
          </table:table-cell>
          <table:table-cell office:value-type="float" office:value="21277.24">
            <text:p>21277.24</text:p>
          </table:table-cell>
          <table:table-cell office:value-type="float" office:value="2714.12">
            <text:p>2714.12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Mai</text:p>
          </table:table-cell>
          <table:table-cell office:value-type="float" office:value="68863.03">
            <text:p>68863.03</text:p>
          </table:table-cell>
          <table:table-cell office:value-type="float" office:value="20292.36">
            <text:p>20292.36</text:p>
          </table:table-cell>
          <table:table-cell office:value-type="float" office:value="20032.98">
            <text:p>20032.98</text:p>
          </table:table-cell>
          <table:table-cell office:value-type="float" office:value="3456.54">
            <text:p>3456.54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Jun</text:p>
          </table:table-cell>
          <table:table-cell office:value-type="float" office:value="77665.23">
            <text:p>77665.23</text:p>
          </table:table-cell>
          <table:table-cell office:value-type="float" office:value="22201.81">
            <text:p>22201.81</text:p>
          </table:table-cell>
          <table:table-cell office:value-type="float" office:value="28788.72">
            <text:p>28788.72</text:p>
          </table:table-cell>
          <table:table-cell office:value-type="float" office:value="4198.96">
            <text:p>4198.96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Jul</text:p>
          </table:table-cell>
          <table:table-cell office:value-type="float" office:value="86467.43">
            <text:p>86467.43</text:p>
          </table:table-cell>
          <table:table-cell office:value-type="float" office:value="14111.26">
            <text:p>14111.26</text:p>
          </table:table-cell>
          <table:table-cell office:value-type="float" office:value="22544.46">
            <text:p>22544.46</text:p>
          </table:table-cell>
          <table:table-cell office:value-type="float" office:value="4941.38">
            <text:p>4941.38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ug</text:p>
          </table:table-cell>
          <table:table-cell office:value-type="float" office:value="95269.63">
            <text:p>95269.63</text:p>
          </table:table-cell>
          <table:table-cell office:value-type="float" office:value="26020.71">
            <text:p>26020.71</text:p>
          </table:table-cell>
          <table:table-cell office:value-type="float" office:value="32300.2">
            <text:p>32300.2</text:p>
          </table:table-cell>
          <table:table-cell office:value-type="float" office:value="5683.8">
            <text:p>5683.8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Sep</text:p>
          </table:table-cell>
          <table:table-cell office:value-type="float" office:value="64071.83">
            <text:p>64071.83</text:p>
          </table:table-cell>
          <table:table-cell office:value-type="float" office:value="7930.16">
            <text:p>7930.16</text:p>
          </table:table-cell>
          <table:table-cell office:value-type="float" office:value="20055.94">
            <text:p>20055.94</text:p>
          </table:table-cell>
          <table:table-cell office:value-type="float" office:value="6426.22">
            <text:p>6426.22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Okt</text:p>
          </table:table-cell>
          <table:table-cell office:value-type="float" office:value="72874.03">
            <text:p>72874.03</text:p>
          </table:table-cell>
          <table:table-cell office:value-type="float" office:value="29839.61">
            <text:p>29839.61</text:p>
          </table:table-cell>
          <table:table-cell office:value-type="float" office:value="18811.68">
            <text:p>18811.68</text:p>
          </table:table-cell>
          <table:table-cell office:value-type="float" office:value="5432.21">
            <text:p>5432.2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Nov</text:p>
          </table:table-cell>
          <table:table-cell office:value-type="float" office:value="41676.23">
            <text:p>41676.23</text:p>
          </table:table-cell>
          <table:table-cell office:value-type="float" office:value="21749.06">
            <text:p>21749.06</text:p>
          </table:table-cell>
          <table:table-cell office:value-type="float" office:value="27567.42">
            <text:p>27567.42</text:p>
          </table:table-cell>
          <table:table-cell office:value-type="float" office:value="4438.2">
            <text:p>4438.2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ez</text:p>
          </table:table-cell>
          <table:table-cell office:value-type="float" office:value="30478.43">
            <text:p>30478.43</text:p>
          </table:table-cell>
          <table:table-cell office:value-type="float" office:value="33658.51">
            <text:p>33658.51</text:p>
          </table:table-cell>
          <table:table-cell office:value-type="float" office:value="31323.16">
            <text:p>31323.16</text:p>
          </table:table-cell>
          <table:table-cell office:value-type="float" office:value="4444.19">
            <text:p>4444.19</text:p>
          </table:table-cell>
          <table:table-cell table:number-columns-repeated="2"/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>
            <draw:frame table:end-cell-address="Sheet1.F34" table:end-x="0.8787in" table:end-y="0.0213in" draw:z-index="0" svg:width="4.4232in" svg:height="2.6563in" svg:x="0.011in" svg:y="0.0315in">
              <draw:object draw:notify-on-update-of-ranges="Sheet1.B4:Sheet1.F16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5"/>
          <table:table-cell>
            <draw:frame table:end-cell-address="Sheet1.L33" table:end-x="0.8673in" table:end-y="0.1673in" draw:z-index="1" draw:name="Graphics 1" draw:style-name="gr1" draw:text-style-name="P1" svg:width="4.4232in" svg:height="2.6563in" svg:x="0in" svg:y="0in">
              <draw:image xlink:href="Pictures/2000032A00002BE400001A5CCDB986C6.svm" xlink:type="simple" xlink:show="embed" xlink:actuate="onLoad">
                <text:p/>
              </draw:image>
            </draw:frame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ndale Sans UI" svg:font-family="'Andale Sans UI'" style:font-pitch="variable"/>
    <style:font-face style:name="Tahoma" svg:font-family="Tahoma" style:font-pitch="variable"/>
    <style:font-face style:name="Albany" svg:font-family="Albany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lbany" fo:language="en" fo:country="US" style:font-name-asian="Andale Sans UI" style:language-asian="en" style:country-asian="US" style:font-name-complex="Tahoma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Thorndale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8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05-08">05/08/2006</text:date>, <text:time>09:34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StarOffice/8$Win32 OpenOffice.org_project/680m166$Build-9021</meta:generator>
    <meta:creation-date>2005-06-28T11:14:25</meta:creation-date>
    <dc:date>2006-05-04T13:04:44</dc:date>
    <dc:language>en-US</dc:language>
    <meta:editing-cycles>3</meta:editing-cycles>
    <meta:editing-duration>PT8M49S</meta:editing-duration>
    <meta:user-defined meta:name="Info 1"/>
    <meta:user-defined meta:name="Info 2"/>
    <meta:user-defined meta:name="Info 3"/>
    <meta:user-defined meta:name="Info 4"/>
    <meta:document-statistic meta:table-count="3" meta:cell-count="64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lbany" style:font-family-generic="swiss" style:font-pitch="variable" fo:font-size="12.5pt" style:font-family-asian="'Andale Sans UI'" style:font-pitch-asian="variable" style:font-size-asian="12.5pt" style:font-family-complex="Tahoma" style:font-pitch-complex="variable" style:font-size-complex="12.5pt"/>
    </style:style>
    <style:style style:name="ch3" style:family="chart">
      <style:graphic-properties draw:fill="none"/>
      <style:text-properties fo:font-family="Albany" style:font-family-generic="swiss" style:font-pitch="variable" fo:font-size="5.80000019073486pt" style:font-family-asian="'Andale Sans UI'" style:font-pitch-asian="variable" style:font-size-asian="5.80000019073486pt" style:font-family-complex="Tahoma" style:font-pitch-complex="variable" style:font-size-complex="5.80000019073486pt"/>
    </style:style>
    <style:style style:name="ch4" style:family="chart">
      <style:chart-properties chart:japanese-candle-stick="false" chart:stock-with-volume="false" chart:three-dimensional="false" chart:deep="false" chart:lines="false" chart:interpolation="none" chart:symbol-type="none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lbany" style:font-family-generic="swiss" style:font-pitch="variable" fo:font-size="6.69999980926514pt" style:font-family-asian="'Andale Sans UI'" style:font-pitch-asian="variable" style:font-size-asian="6.69999980926514pt" style:font-family-complex="Tahoma" style:font-pitch-complex="variable" style:font-size-complex="6.69999980926514pt"/>
    </style:style>
    <style:style style:name="ch6" style:family="chart">
      <style:chart-properties style:direction="ltr"/>
      <style:graphic-properties draw:stroke="none" draw:fill="none" draw:fill-color="#ffffff"/>
      <style:text-properties fo:font-family="Albany" style:font-family-generic="swiss" style:font-pitch="variable" fo:font-size="8.69999980926514pt" style:font-family-asian="'Andale Sans UI'" style:font-pitch-asian="variable" style:font-size-asian="8.69999980926514pt" style:font-family-complex="Tahoma" style:font-pitch-complex="variable" style:font-size-complex="8.69999980926514pt"/>
    </style:style>
    <style:style style:name="ch7" style:family="chart" style:data-style-name="N0">
      <style:chart-properties chart:display-label="true" chart:tick-marks-major-inner="false" chart:tick-marks-major-outer="true" chart:tick-marks-minor-inner="false" chart:tick-marks-minor-outer="false" chart:logarithmic="false" chart:minimum="0" chart:maximum="100000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lbany" style:font-family-generic="swiss" style:font-pitch="variable" fo:font-size="6.69999980926514pt" style:font-family-asian="'Andale Sans UI'" style:font-pitch-asian="variable" style:font-size-asian="6.69999980926514pt" style:font-family-complex="Tahoma" style:font-pitch-complex="variable" style:font-size-complex="6.69999980926514pt"/>
    </style:style>
    <style:style style:name="ch8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9999ff"/>
      <style:text-properties fo:font-family="Albany" style:font-family-generic="swiss" style:font-pitch="variable" fo:font-size="5.80000019073486pt" style:font-family-asian="'Andale Sans UI'" style:font-pitch-asian="variable" style:font-size-asian="5.80000019073486pt" style:font-family-complex="Tahoma" style:font-pitch-complex="variable" style:font-size-complex="5.80000019073486pt"/>
    </style:style>
    <style:style style:name="ch9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993366"/>
      <style:text-properties fo:font-family="Albany" style:font-family-generic="swiss" style:font-pitch="variable" fo:font-size="5.80000019073486pt" style:font-family-asian="'Andale Sans UI'" style:font-pitch-asian="variable" style:font-size-asian="5.80000019073486pt" style:font-family-complex="Tahoma" style:font-pitch-complex="variable" style:font-size-complex="5.80000019073486pt"/>
    </style:style>
    <style:style style:name="ch10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ffffcc"/>
      <style:text-properties fo:font-family="Albany" style:font-family-generic="swiss" style:font-pitch="variable" fo:font-size="5.80000019073486pt" style:font-family-asian="'Andale Sans UI'" style:font-pitch-asian="variable" style:font-size-asian="5.80000019073486pt" style:font-family-complex="Tahoma" style:font-pitch-complex="variable" style:font-size-complex="5.80000019073486pt"/>
    </style:style>
    <style:style style:name="ch11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ccffff"/>
      <style:text-properties fo:font-family="Albany" style:font-family-generic="swiss" style:font-pitch="variable" fo:font-size="5.80000019073486pt" style:font-family-asian="'Andale Sans UI'" style:font-pitch-asian="variable" style:font-size-asian="5.80000019073486pt" style:font-family-complex="Tahoma" style:font-pitch-complex="variable" style:font-size-complex="5.80000019073486pt"/>
    </style:style>
    <style:style style:name="ch12" style:family="chart">
      <style:graphic-properties draw:stroke="none" draw:fill="none"/>
    </style:style>
    <style:style style:name="ch13" style:family="chart">
      <style:graphic-properties draw:stroke="none" draw:fill-color="#999999"/>
    </style:style>
  </office:automatic-styles>
  <office:body>
    <office:chart>
      <chart:chart svg:width="11.236cm" svg:height="6.748cm" chart:class="chart:area" chart:style-name="ch1">
        <chart:title svg:x="4.199cm" svg:y="0.134cm" chart:style-name="ch2">
          <text:p>Areas_Normal</text:p>
        </chart:title>
        <chart:legend chart:legend-position="end" svg:x="9.654cm" svg:y="2.738cm" chart:style-name="ch3"/>
        <chart:plot-area chart:style-name="ch4" table:cell-range-address="Sheet1.$B$4:.$F$16" chart:data-source-has-labels="both" chart:table-number-list="0" svg:x="0.224cm" svg:y="0.893cm" svg:width="8.983cm" svg:height="5.721cm">
          <chart:axis chart:dimension="x" chart:name="primary-x" chart:style-name="ch5">
            <chart:title svg:x="4.829cm" svg:y="6.254cm" chart:style-name="ch6">
              <text:p>X axis title</text:p>
            </chart:title>
            <chart:categories table:cell-range-address="local-table.A2:.A13"/>
          </chart:axis>
          <chart:axis chart:dimension="y" chart:name="primary-y" chart:style-name="ch7">
            <chart:title svg:x="0.224cm" svg:y="3.91cm" chart:style-name="ch6">
              <text:p>Y axis title</text:p>
            </chart:title>
            <chart:grid chart:class="major"/>
          </chart:axis>
          <chart:series chart:style-name="ch8">
            <chart:data-point chart:repeated="12"/>
          </chart:series>
          <chart:series chart:style-name="ch9">
            <chart:data-point chart:repeated="12"/>
          </chart:series>
          <chart:series chart:style-name="ch10">
            <chart:data-point chart:repeated="12"/>
          </chart:series>
          <chart:series chart:style-name="ch11">
            <chart:data-point chart:repeated="1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amburg</text:p>
              </table:table-cell>
              <table:table-cell office:value-type="string">
                <text:p>Hannover </text:p>
              </table:table-cell>
              <table:table-cell office:value-type="string">
                <text:p>Bremen</text:p>
              </table:table-cell>
              <table:table-cell office:value-type="string">
                <text:p>Uelzen</text:p>
              </table:table-cell>
            </table:table-row>
          </table:table-header-rows>
          <table:table-rows>
            <table:table-row>
              <table:table-cell office:value-type="string">
                <text:p>Jan</text:p>
              </table:table-cell>
              <table:table-cell office:value-type="float" office:value="33654.23">
                <text:p>33654.23</text:p>
              </table:table-cell>
              <table:table-cell office:value-type="float" office:value="12654.56">
                <text:p>12654.56</text:p>
              </table:table-cell>
              <table:table-cell office:value-type="float" office:value="10010.02">
                <text:p>10010.02</text:p>
              </table:table-cell>
              <table:table-cell office:value-type="float" office:value="7654.45">
                <text:p>7654.45</text:p>
              </table:table-cell>
            </table:table-row>
            <table:table-row>
              <table:table-cell office:value-type="string">
                <text:p>Feb</text:p>
              </table:table-cell>
              <table:table-cell office:value-type="float" office:value="42456.43">
                <text:p>42456.43</text:p>
              </table:table-cell>
              <table:table-cell office:value-type="float" office:value="14564.01">
                <text:p>14564.01</text:p>
              </table:table-cell>
              <table:table-cell office:value-type="float" office:value="13765.76">
                <text:p>13765.76</text:p>
              </table:table-cell>
              <table:table-cell office:value-type="float" office:value="5674.34">
                <text:p>5674.34</text:p>
              </table:table-cell>
            </table:table-row>
            <table:table-row>
              <table:table-cell office:value-type="string">
                <text:p>Mrz</text:p>
              </table:table-cell>
              <table:table-cell office:value-type="float" office:value="51258.63">
                <text:p>51258.63</text:p>
              </table:table-cell>
              <table:table-cell office:value-type="float" office:value="16473.46">
                <text:p>16473.46</text:p>
              </table:table-cell>
              <table:table-cell office:value-type="float" office:value="17521.5">
                <text:p>17521.5</text:p>
              </table:table-cell>
              <table:table-cell office:value-type="float" office:value="3694.23">
                <text:p>3694.23</text:p>
              </table:table-cell>
            </table:table-row>
            <table:table-row>
              <table:table-cell office:value-type="string">
                <text:p>Apr</text:p>
              </table:table-cell>
              <table:table-cell office:value-type="float" office:value="60060.83">
                <text:p>60060.83</text:p>
              </table:table-cell>
              <table:table-cell office:value-type="float" office:value="18382.91">
                <text:p>18382.91</text:p>
              </table:table-cell>
              <table:table-cell office:value-type="float" office:value="21277.24">
                <text:p>21277.24</text:p>
              </table:table-cell>
              <table:table-cell office:value-type="float" office:value="2714.12">
                <text:p>2714.12</text:p>
              </table:table-cell>
            </table:table-row>
            <table:table-row>
              <table:table-cell office:value-type="string">
                <text:p>Mai</text:p>
              </table:table-cell>
              <table:table-cell office:value-type="float" office:value="68863.03">
                <text:p>68863.03</text:p>
              </table:table-cell>
              <table:table-cell office:value-type="float" office:value="20292.36">
                <text:p>20292.36</text:p>
              </table:table-cell>
              <table:table-cell office:value-type="float" office:value="20032.98">
                <text:p>20032.98</text:p>
              </table:table-cell>
              <table:table-cell office:value-type="float" office:value="3456.54">
                <text:p>3456.54</text:p>
              </table:table-cell>
            </table:table-row>
            <table:table-row>
              <table:table-cell office:value-type="string">
                <text:p>Jun</text:p>
              </table:table-cell>
              <table:table-cell office:value-type="float" office:value="77665.23">
                <text:p>77665.23</text:p>
              </table:table-cell>
              <table:table-cell office:value-type="float" office:value="22201.81">
                <text:p>22201.81</text:p>
              </table:table-cell>
              <table:table-cell office:value-type="float" office:value="28788.72">
                <text:p>28788.72</text:p>
              </table:table-cell>
              <table:table-cell office:value-type="float" office:value="4198.96">
                <text:p>4198.96</text:p>
              </table:table-cell>
            </table:table-row>
            <table:table-row>
              <table:table-cell office:value-type="string">
                <text:p>Jul</text:p>
              </table:table-cell>
              <table:table-cell office:value-type="float" office:value="86467.43">
                <text:p>86467.43</text:p>
              </table:table-cell>
              <table:table-cell office:value-type="float" office:value="14111.26">
                <text:p>14111.26</text:p>
              </table:table-cell>
              <table:table-cell office:value-type="float" office:value="22544.46">
                <text:p>22544.46</text:p>
              </table:table-cell>
              <table:table-cell office:value-type="float" office:value="4941.38">
                <text:p>4941.38</text:p>
              </table:table-cell>
            </table:table-row>
            <table:table-row>
              <table:table-cell office:value-type="string">
                <text:p>Aug</text:p>
              </table:table-cell>
              <table:table-cell office:value-type="float" office:value="95269.63">
                <text:p>95269.63</text:p>
              </table:table-cell>
              <table:table-cell office:value-type="float" office:value="26020.71">
                <text:p>26020.71</text:p>
              </table:table-cell>
              <table:table-cell office:value-type="float" office:value="32300.2">
                <text:p>32300.2</text:p>
              </table:table-cell>
              <table:table-cell office:value-type="float" office:value="5683.8">
                <text:p>5683.8</text:p>
              </table:table-cell>
            </table:table-row>
            <table:table-row>
              <table:table-cell office:value-type="string">
                <text:p>Sep</text:p>
              </table:table-cell>
              <table:table-cell office:value-type="float" office:value="64071.83">
                <text:p>64071.83</text:p>
              </table:table-cell>
              <table:table-cell office:value-type="float" office:value="7930.16">
                <text:p>7930.16</text:p>
              </table:table-cell>
              <table:table-cell office:value-type="float" office:value="20055.94">
                <text:p>20055.94</text:p>
              </table:table-cell>
              <table:table-cell office:value-type="float" office:value="6426.22">
                <text:p>6426.22</text:p>
              </table:table-cell>
            </table:table-row>
            <table:table-row>
              <table:table-cell office:value-type="string">
                <text:p>Okt</text:p>
              </table:table-cell>
              <table:table-cell office:value-type="float" office:value="72874.03">
                <text:p>72874.03</text:p>
              </table:table-cell>
              <table:table-cell office:value-type="float" office:value="29839.61">
                <text:p>29839.61</text:p>
              </table:table-cell>
              <table:table-cell office:value-type="float" office:value="18811.68">
                <text:p>18811.68</text:p>
              </table:table-cell>
              <table:table-cell office:value-type="float" office:value="5432.21">
                <text:p>5432.21</text:p>
              </table:table-cell>
            </table:table-row>
            <table:table-row>
              <table:table-cell office:value-type="string">
                <text:p>Nov</text:p>
              </table:table-cell>
              <table:table-cell office:value-type="float" office:value="41676.23">
                <text:p>41676.23</text:p>
              </table:table-cell>
              <table:table-cell office:value-type="float" office:value="21749.06">
                <text:p>21749.06</text:p>
              </table:table-cell>
              <table:table-cell office:value-type="float" office:value="27567.42">
                <text:p>27567.42</text:p>
              </table:table-cell>
              <table:table-cell office:value-type="float" office:value="4438.2">
                <text:p>4438.2</text:p>
              </table:table-cell>
            </table:table-row>
            <table:table-row>
              <table:table-cell office:value-type="string">
                <text:p>Dez</text:p>
              </table:table-cell>
              <table:table-cell office:value-type="float" office:value="30478.43">
                <text:p>30478.43</text:p>
              </table:table-cell>
              <table:table-cell office:value-type="float" office:value="33658.51">
                <text:p>33658.51</text:p>
              </table:table-cell>
              <table:table-cell office:value-type="float" office:value="31323.16">
                <text:p>31323.16</text:p>
              </table:table-cell>
              <table:table-cell office:value-type="float" office:value="4444.19">
                <text:p>4444.19</text:p>
              </table:table-cell>
            </table:table-row>
          </table:table-rows>
        </table:table>
      </chart:chart>
    </office:char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